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7866in"/>
    </style:style>
    <style:style style:name="co4" style:family="table-column">
      <style:table-column-properties fo:break-before="auto" style:column-width="1.0898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0.74pt solid #000000" fo:border-left="none" fo:border-right="0.74pt solid #000000" fo:border-top="none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 style:data-style-name="N11"/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QF_UF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#SAT by status</text:p>
          </table:table-cell>
          <table:table-cell table:style-name="ce1" office:value-type="string" calcext:value-type="string">
            <text:p># Unsupported</text:p>
          </table:table-cell>
          <table:table-cell table:style-name="ce1" office:value-type="string" calcext:value-type="string">
            <text:p># Lets cannot be deleted (1 second timeout)</text:p>
          </table:table-cell>
          <table:table-cell table:style-name="ce5" office:value-type="string" calcext:value-type="string">
            <text:p>Remaining</text:p>
          </table:table-cell>
          <table:table-cell/>
        </table:table-row>
        <table:table-row table:style-name="ro1">
          <table:table-cell office:value-type="string" calcext:value-type="string">
            <text:p>20170829-Rodin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C2]-[.D2]--[.E2]-[.E2]-[.F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018-Goel-hwbench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C3]-[.D3]--[.E3]-[.E3]-[.F3]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20190906-CLEARSY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C4]-[.D4]--[.E4]-[.E4]-[.F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q_diamo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table:formula="of:=[.C5]-[.D5]--[.E5]-[.E5]-[.F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EQ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table:formula="of:=[.C6]-[.D6]--[.E6]-[.E6]-[.F6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PEQ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table:formula="of:=[.C7]-[.D7]--[.E7]-[.E7]-[.F7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QG-classification</text:p>
          </table:table-cell>
          <table:table-cell/>
          <table:table-cell office:value-type="float" office:value="6396" calcext:value-type="float">
            <text:p>6396</text:p>
          </table:table-cell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4" table:formula="of:=[.C8]-[.D8]--[.E8]-[.E8]-[.F8]" office:value-type="float" office:value="3845" calcext:value-type="float">
            <text:p>3845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C9]-[.D9]--[.E9]-[.E9]-[.F9]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1" office:value-type="string" calcext:value-type="string">
            <text:p>TypeSafe</text:p>
          </table:table-cell>
          <table:table-cell table:style-name="ce2"/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5" table:formula="of:=[.C10]-[.D10]--[.E10]-[.E10]-[.F10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formula="of:=SUM([.C2:.C10])" office:value-type="float" office:value="7503" calcext:value-type="float">
            <text:p>7503</text:p>
          </table:table-cell>
          <table:table-cell table:style-name="ce6" table:formula="of:=IF(SUM([.D2:.D10])=0;0;SUM([.D2:.D10])/[.$C$11])" office:value-type="percentage" office:value="0.418765827002532" calcext:value-type="percentage">
            <text:p>41.88%</text:p>
          </table:table-cell>
          <table:table-cell table:style-name="ce6" table:formula="of:=IF(SUM([.E2:.E10])=0;0;SUM([.E2:.E10])/[.$C$11])" office:value-type="percentage" office:value="0.00146608023457284" calcext:value-type="percentage">
            <text:p>0.15%</text:p>
          </table:table-cell>
          <table:table-cell table:style-name="ce7" table:formula="of:=IF(SUM([.F2:.F10])=0;0;SUM([.F2:.F10])/[.$C$11])" office:value-type="percentage" office:value="0.00186592029854725" calcext:value-type="percentage">
            <text:p>0.19%</text:p>
          </table:table-cell>
          <table:table-cell table:style-name="ce6" table:formula="of:=IF(SUM([.G2:.G10])=0;0;SUM([.G2:.G10])/[.$C$11])" office:value-type="percentage" office:value="0.57936825269892" calcext:value-type="percentage">
            <text:p>57.94%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SUM([.D2:.D10])" office:value-type="float" office:value="3142" calcext:value-type="float">
            <text:p>3142</text:p>
          </table:table-cell>
          <table:table-cell table:number-columns-repeated="2"/>
          <table:table-cell table:formula="of:=SUM([.G2:.G10])" office:value-type="float" office:value="4347" calcext:value-type="float">
            <text:p>4347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ce2"/>
          <table:table-cell table:style-name="ce1" office:value-type="string" calcext:value-type="string">
            <text:p>Remaining</text:p>
          </table:table-cell>
          <table:table-cell table:style-name="ce1"/>
          <table:table-cell table:style-name="ce1" office:value-type="string" calcext:value-type="string">
            <text:p>cvc5 no proof</text:p>
          </table:table-cell>
          <table:table-cell table:style-name="ce1" office:value-type="string" calcext:value-type="string">
            <text:p>verit no proof</text:p>
          </table:table-cell>
          <table:table-cell table:style-name="ce1"/>
          <table:table-cell table:style-name="ce5"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20170829-Rodin</text:p>
          </table:table-cell>
          <table:table-cell/>
          <table:table-cell table:style-name="ce4" table:formula="of:=[.G2]" office:value-type="float" office:value="20" calcext:value-type="float">
            <text:p>20</text:p>
          </table:table-cell>
          <table:table-cell table:style-name="ce4"/>
          <table:table-cell table:number-columns-repeated="2" office:value-type="float" office:value="20" calcext:value-type="float">
            <text:p>20</text:p>
          </table:table-cell>
          <table:table-cell/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Goel-hwbench</text:p>
          </table:table-cell>
          <table:table-cell/>
          <table:table-cell table:style-name="ce4" table:formula="of:=[.G3]" office:value-type="float" office:value="229" calcext:value-type="float">
            <text:p>229</text:p>
          </table:table-cell>
          <table:table-cell table:style-name="ce4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90906-CLEARSY</text:p>
          </table:table-cell>
          <table:table-cell/>
          <table:table-cell table:style-name="ce4" table:formula="of:=[.G4]" office:value-type="float" office:value="11" calcext:value-type="float">
            <text:p>11</text:p>
          </table:table-cell>
          <table:table-cell table:style-name="ce4"/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diamond</text:p>
          </table:table-cell>
          <table:table-cell/>
          <table:table-cell table:style-name="ce4" table:formula="of:=[.G5]" office:value-type="float" office:value="100" calcext:value-type="float">
            <text:p>100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EQ</text:p>
          </table:table-cell>
          <table:table-cell/>
          <table:table-cell table:style-name="ce4" table:formula="of:=[.G6]" office:value-type="float" office:value="48" calcext:value-type="float">
            <text:p>48</text:p>
          </table:table-cell>
          <table:table-cell table:style-name="ce4"/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EQ</text:p>
          </table:table-cell>
          <table:table-cell/>
          <table:table-cell table:style-name="ce4" table:formula="of:=[.G7]" office:value-type="float" office:value="47" calcext:value-type="float">
            <text:p>47</text:p>
          </table:table-cell>
          <table:table-cell table:style-name="ce4"/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QG-classification</text:p>
          </table:table-cell>
          <table:table-cell/>
          <table:table-cell table:style-name="ce4" table:formula="of:=[.G8]" office:value-type="float" office:value="3845" calcext:value-type="float">
            <text:p>3845</text:p>
          </table:table-cell>
          <table:table-cell table:style-name="ce4"/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3845" calcext:value-type="float">
            <text:p>3845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table:style-name="ce4" table:formula="of:=[.G9]" office:value-type="float" office:value="44" calcext:value-type="float">
            <text:p>44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TypeSafe</text:p>
          </table:table-cell>
          <table:table-cell table:style-name="ce2"/>
          <table:table-cell table:style-name="ce5" table:formula="of:=[.G10]" office:value-type="float" office:value="3" calcext:value-type="float">
            <text:p>3</text:p>
          </table:table-cell>
          <table:table-cell table:style-name="ce5"/>
          <table:table-cell table:number-columns-repeated="2" table:style-name="ce1" office:value-type="float" office:value="3" calcext:value-type="float">
            <text:p>3</text:p>
          </table:table-cell>
          <table:table-cell table:style-name="ce1"/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16:.C24])" office:value-type="float" office:value="4347" calcext:value-type="float">
            <text:p>4347</text:p>
          </table:table-cell>
          <table:table-cell/>
          <table:table-cell table:style-name="ce6" table:formula="of:=IF(SUM([.E16:.E24])=0;0;SUM([.E16:.E24])/[.$C$11])" office:value-type="percentage" office:value="0.00946288151406104" calcext:value-type="percentage">
            <text:p>0.95%</text:p>
          </table:table-cell>
          <table:table-cell table:style-name="ce6" table:formula="of:=IF(SUM([.F16:.F24])=0;0;SUM([.F16:.F24])/[.$C$11])" office:value-type="percentage" office:value="0.0143942423030788" calcext:value-type="percentage">
            <text:p>1.44%</text:p>
          </table:table-cell>
          <table:table-cell table:style-name="ce7" table:formula="of:=IF(SUM([.G16:.G24])=0;0;SUM([.G16:.G24])/[.$C$11])" office:value-type="percentage" office:value="0" calcext:value-type="percentage">
            <text:p>0.00%</text:p>
          </table:table-cell>
          <table:table-cell table:style-name="ce6" table:formula="of:=IF(SUM([.H16:.H24])=0;0;SUM([.H16:.H24])/[.$C$11])" office:value-type="percentage" office:value="0.570438491270159" calcext:value-type="percentage">
            <text:p>57.04%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3" office:value-type="string" calcext:value-type="string">
            <text:p>Reconstruction successful</text:p>
          </table:table-cell>
          <table:table-cell/>
          <table:table-cell office:value-type="string" calcext:value-type="string">
            <text:p>Reconstruction successful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/>
          <table:table-cell table:style-name="ce1" office:value-type="string" calcext:value-type="string">
            <text:p>Remaining</text:p>
          </table:table-cell>
          <table:table-cell table:style-name="ce2" office:value-type="string" calcext:value-type="string">
            <text:p>cvc5</text:p>
          </table:table-cell>
          <table:table-cell table:style-name="ce1" office:value-type="string" calcext:value-type="string">
            <text:p>Remaining</text:p>
          </table:table-cell>
          <table:table-cell table:style-name="ce1" office:value-type="string" calcext:value-type="string">
            <text:p>verit</text:p>
          </table:table-cell>
          <table:table-cell table:style-name="ce1"/>
          <table:table-cell table:style-name="ce5"/>
        </table:table-row>
        <table:table-row table:style-name="ro1">
          <table:table-cell office:value-type="string" calcext:value-type="string">
            <text:p>20170829-Rodin</text:p>
          </table:table-cell>
          <table:table-cell/>
          <table:table-cell table:style-name="ce4" table:formula="of:=[.H16]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2018-Goel-hwbench</text:p>
          </table:table-cell>
          <table:table-cell/>
          <table:table-cell table:style-name="ce4" office:value-type="float" office:value="176" calcext:value-type="float">
            <text:p>176</text:p>
          </table:table-cell>
          <table:table-cell table:style-name="ce3"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table:style-name="ce16" office:value-type="float" office:value="174" calcext:value-type="float">
            <text:p>174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20190906-CLEARSY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eq_diamond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15" office:value-type="float" office:value="83" calcext:value-type="float">
            <text:p>83</text:p>
          </table:table-cell>
          <table:table-cell table:style-name="ce16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NEQ</text:p>
          </table:table-cell>
          <table:table-cell/>
          <table:table-cell table:style-name="ce4"/>
          <table:table-cell table:style-name="ce3"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PEQ</text:p>
          </table:table-cell>
          <table:table-cell/>
          <table:table-cell table:style-name="ce4"/>
          <table:table-cell table:style-name="ce3"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QG-classification</text:p>
          </table:table-cell>
          <table:table-cell/>
          <table:table-cell table:style-name="ce4"/>
          <table:table-cell table:style-name="ce3"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table:style-name="ce4"/>
          <table:table-cell table:style-name="ce3"/>
          <table:table-cell table:number-columns-repeated="3"/>
          <table:table-cell table:style-name="ce4"/>
        </table:table-row>
        <table:table-row table:style-name="ro1">
          <table:table-cell table:style-name="ce1" office:value-type="string" calcext:value-type="string">
            <text:p>TypeSafe</text:p>
          </table:table-cell>
          <table:table-cell table:style-name="ce2"/>
          <table:table-cell table:style-name="ce5"/>
          <table:table-cell table:style-name="ce2"/>
          <table:table-cell table:style-name="ce1" table:number-columns-repeated="3"/>
          <table:table-cell table:style-name="ce5"/>
        </table:table-row>
        <table:table-row table:style-name="ro1">
          <table:table-cell table:number-columns-repeated="2"/>
          <table:table-cell table:formula="of:=SUM([.C31:.C39])" office:value-type="float" office:value="296" calcext:value-type="float">
            <text:p>296</text:p>
          </table:table-cell>
          <table:table-cell/>
          <table:table-cell table:style-name="ce6" table:formula="of:=IF(SUM([.E31:.E39])=0;0;SUM([.E31:.E39])/[.$C$11])" office:value-type="percentage" office:value="0.0285219245635079" calcext:value-type="percentage">
            <text:p>2.85%</text:p>
          </table:table-cell>
          <table:table-cell table:style-name="ce6" table:formula="of:=IF(SUM([.F31:.F39])=0;0;SUM([.F31:.F39])/[.$C$11])" office:value-type="percentage" office:value="0.0274556843929095" calcext:value-type="percentage">
            <text:p>2.75%</text:p>
          </table:table-cell>
          <table:table-cell table:style-name="ce7" table:formula="of:=IF(SUM([.G31:.G39])=0;0;SUM([.G31:.G39])/[.$C$11])" office:value-type="percentage" office:value="0" calcext:value-type="percentage">
            <text:p>0.00%</text:p>
          </table:table-cell>
          <table:table-cell table:style-name="ce6" table:formula="of:=IF(SUM([.H31:.H39])=0;0;SUM([.H31:.H39])/[.$C$11])" office:value-type="percentage" office:value="0" calcext:value-type="percentage">
            <text:p>0.00%</text:p>
          </table:table-cell>
        </table:table-row>
      </table:table>
      <table:table table:name="QF_LIA" table:style-name="ta1">
        <table:table-column table:style-name="co3" table:default-cell-style-name="ce3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4"/>
        <table:table-column table:style-name="co1" table:number-columns-repeated="1016" table:default-cell-style-name="Default"/>
        <table:table-row table:style-name="ro2">
          <table:table-cell table:style-name="ce21"/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#SAT by status</text:p>
          </table:table-cell>
          <table:table-cell table:style-name="ce22" office:value-type="string" calcext:value-type="string">
            <text:p># Unsupported</text:p>
          </table:table-cell>
          <table:table-cell table:style-name="ce22" office:value-type="string" calcext:value-type="string">
            <text:p># Lets cannot be deleted (1 second timeout)</text:p>
          </table:table-cell>
          <table:table-cell table:style-name="ce23" office:value-type="string" calcext:value-type="string">
            <text:p>Remaining</text:p>
          </table:table-cell>
          <table:table-cell table:style-name="ce24" table:number-columns-repeated="1016"/>
        </table:table-row>
        <table:table-row table:style-name="ro1">
          <table:table-cell office:value-type="string" calcext:value-type="string">
            <text:p>20180326-Bromberger</text:p>
          </table:table-cell>
          <table:table-cell office:value-type="float" office:value="806" calcext:value-type="float">
            <text:p>806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]-[.C2]-[.D2]-[.E2])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9-cmodelsdiff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B3]-[.C3]-[.D3]-[.E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9-ezsm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B4]-[.C4]-[.D4]-[.E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10219-Dartagnan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SUM([.B5]-[.C5]-[.D5]-[.E5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0307-SMPT</text:p>
          </table:table-cell>
          <table:table-cell office:value-type="float" office:value="5852" calcext:value-type="float">
            <text:p>5852</text:p>
          </table:table-cell>
          <table:table-cell office:value-type="float" office:value="4251" calcext:value-type="float">
            <text:p>425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SUM([.B6]-[.C6]-[.D6]-[.E6])" office:value-type="float" office:value="1569" calcext:value-type="float">
            <text:p>15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30321-UltimateAutomizerSvcomp20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]-[.C7]-[.D7]-[.E7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31117-c_inference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]-[.C8]-[.D8]-[.E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ctic-matrix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]-[.C9]-[.D9]-[.E9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erest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]-[.C10]-[.D10]-[.E10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fill-scheduling</text:p>
          </table:table-cell>
          <table:table-cell office:value-type="float" office:value="652" calcext:value-type="float">
            <text:p>652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]-[.C11]-[.D11]-[.E11])" office:value-type="float" office:value="245" calcext:value-type="float">
            <text:p>2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ypto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]-[.C12]-[.D12]-[.E12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V_2009_benchmarks</text:p>
          </table:table-cell>
          <table:table-cell office:value-type="float" office:value="591" calcext:value-type="float">
            <text:p>591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]-[.C13]-[.D13]-[.E13])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ec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]-[.C14]-[.D14]-[.E14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RC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]-[.C15]-[.D15]-[.E15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vert</text:p>
          </table:table-cell>
          <table:table-cell office:value-type="float" office:value="319" calcext:value-type="float">
            <text:p>319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]-[.C16]-[.D16]-[.E16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_lemmas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7]-[.C17]-[.D17]-[.E17])" office:value-type="float" office:value="93" calcext:value-type="float">
            <text:p>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llig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]-[.C18]-[.D18]-[.E18]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]-[.C19]-[.D19]-[.E19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hsat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]-[.C20]-[.D20]-[.E20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plib200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1]-[.C21]-[.D21]-[.E21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c-smt</text:p>
          </table:table-cell>
          <table:table-cell office:value-type="float" office:value="2780" calcext:value-type="float">
            <text:p>2780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table:formula="of:=SUM([.B22]-[.C22]-[.D22]-[.E2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b201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[.B23]-[.C23]-[.D23]-[.E23])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dgeon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4]-[.C24]-[.D24]-[.E24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me-cone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]-[.C25]-[.D25]-[.E25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6]-[.C26]-[.D26]-[.E26])" office:value-type="float" office:value="294" calcext:value-type="float">
            <text:p>2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ngs_preprocessed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7]-[.C27]-[.D27]-[.E27])" office:value-type="float" office:value="294" calcext:value-type="float">
            <text:p>2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TC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]-[.C28]-[.D28]-[.E2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WS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]-[.C29]-[.D29]-[.E2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cks</text:p>
          </table:table-cell>
          <table:table-cell office:value-type="float" office:value="233" calcext:value-type="float">
            <text:p>233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]-[.C30]-[.D30]-[.E30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ghtrhombus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1]-[.C31]-[.D31]-[.E31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opical-matrix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]-[.C32]-[.D32]-[.E32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is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5" table:formula="of:=SUM([.B33]-[.C33]-[.D33]-[.E33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formula="of:=SUM([.B2:.B33])" office:value-type="float" office:value="13306" calcext:value-type="float">
            <text:p>13306</text:p>
          </table:table-cell>
          <table:table-cell table:style-name="ce6" table:formula="of:=IF(SUM([.C2:.C33])=0;0;SUM([.C2:.C33])/[.$B$34])" office:value-type="percentage" office:value="0.613332331279122" calcext:value-type="percentage">
            <text:p>61.33%</text:p>
          </table:table-cell>
          <table:table-cell table:style-name="ce6" table:formula="of:=IF(SUM([.D2:.D33])=0;0;SUM([.D2:.D33])/[.$B$34])" office:value-type="percentage" office:value="0.0204419059071096" calcext:value-type="percentage">
            <text:p>2.04%</text:p>
          </table:table-cell>
          <table:table-cell table:style-name="ce7" table:formula="of:=IF(SUM([.E2:.E33])=0;0;SUM([.E2:.E33])/[.$B$34])" office:value-type="percentage" office:value="0.119570118743424" calcext:value-type="percentage">
            <text:p>11.96%</text:p>
          </table:table-cell>
          <table:table-cell table:style-name="ce6" table:formula="of:=IF(SUM([.F2:.F33])=0;0;SUM([.F2:.F33])/[.$B$34])" office:value-type="percentage" office:value="0.246655644070344" calcext:value-type="percentage">
            <text:p>24.67%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4"/>
          <table:table-cell table:style-name="Default" table:formula="of:=SUM([.F2:.F33])" office:value-type="float" office:value="3282" calcext:value-type="float">
            <text:p>328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yed_20_out" style:display-name="greyed out" style:family="table-cell" style:parent-style-name="Default">
      <style:table-cell-properties style:diagonal-bl-tr="none" style:diagonal-tl-br="none"/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5:47:06.665749358</meta:creation-date>
    <meta:generator>LibreOffice/7.3.7.2$Linux_X86_64 LibreOffice_project/30$Build-2</meta:generator>
    <dc:date>2024-11-01T23:57:47.932371600</dc:date>
    <meta:editing-duration>PT20H52M2S</meta:editing-duration>
    <meta:editing-cycles>65</meta:editing-cycles>
    <meta:document-statistic meta:table-count="2" meta:cell-count="359" meta:object-count="0"/>
  </office:meta>
</office:document-meta>
</file>